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DengXian" svg:font-family="DengXian" style:font-family-generic="modern" style:font-pitch="fixed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roman" svg:panose-1="0 0 0 0 0 0 0 0 0 0"/>
    <style:font-face style:name="DengXian Light" svg:font-family="DengXian Light" style:font-family-generic="roman" svg:panose-1="0 0 0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T6" style:parent-style-name="DefaultParagraphFont" style:family="text">
      <style:text-properties style:text-position="super 58.3%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Lab 2 placeholder:</text:p>
      <text:p text:style-name="P2"/>
      <text:p text:style-name="P3">Task 1:</text:p>
      <text:p text:style-name="Normal">To complete the first set of tasks I made a new local repository called ArchOSC<text:s/>assignment with the photos folder added into it. After that, I created a new document called lab 2 placeholder which was then saved into the local repository. Once the word doc was saved into the local repository, I took a screenshot of the repos contents which then got pasted into the word doc.</text:p>
      <text:p text:style-name="Normal"/>
      <text:p text:style-name="P4">Task 2:</text:p>
      <text:p text:style-name="Normal">For the second task I had to initialise a new repo in the ArchO9SC assignment<text:s/>folder. The way that I did this was by opening the command line inside the ArchOSC assignment folder. Then once I had the command line open in the correct folder,<text:s/>I had to type git init into the command line. What this did is it initialised an empty git repository in the folder.<text:s/></text:p>
      <text:p text:style-name="Normal"/>
      <text:p text:style-name="P5">Task 3:</text:p>
      <text:p text:style-name="Normal">For the 3<text:span text:style-name="T6">rd</text:span><text:s/>task I had to produce a repo on Github that my local repo can link to. To produce this<text:s/>I went onto Github and selected the new repo button; this took me to an options screen. I made the repo private, include a README.md as well as a. gitignore visual studio. Once I selected myself as the owner I had a new repo.</text:p>
      <text:p text:style-name="Normal"/>
      <text:p text:style-name="P7">Taks 4:</text:p>
      <text:p text:style-name="Normal">For this task I had to link both my local and online repo together and then pull the contents from my repo on Github onto the local repo. The way I achieved this is by using the command git remote add origin and then pasted the link to my online repo into the command. By using this command,<text:s/>I told the local repo where it should be looking if it is pulling or pushing information. Then to add the contents of my repo on Github to my local repo I used git pull origin main. This worked because<text:s/>I created that link between the two repos; this pulled the contents of my online repo to my local one.</text:p>
      <text:p text:style-name="Normal"/>
      <text:p text:style-name="P8">Task 5:</text:p>
      <text:p text:style-name="Normal">The fifth task required me to produce a website and save it into my local repo. To start I opened a new text file in Visual Studio code; once I made the text file copied the<text:s/><text:soft-page-break/>provided<text:s/>code into the text file. Once the code had been pasted into the file, I saved the file into my local repo and called it indesx.html. Now that the file has been saved onto my local repo I opened the file and<text:s/>checked<text:s/>the webpage online and it worked.</text:p>
      <text:p text:style-name="P9">Task 6:</text:p>
      <text:p text:style-name="Normal">For task 6 I had to commit all my files to my local repository; the way I did this was using git status to check what files were in my local folder, then using git add . to add all the files from the folder to the local repo and then using git commit to save all the files onto the local repository as well as leaving a comment about what had just been committed.</text:p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DengXian" svg:font-family="DengXian" style:font-family-generic="modern" style:font-pitch="fixed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roman" svg:panose-1="0 0 0 0 0 0 0 0 0 0"/>
    <style:font-face style:name="DengXian Light" svg:font-family="DengXian Light" style:font-family-generic="roman" svg:panose-1="0 0 0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DengXian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DengXian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DengXian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ENRY COX</meta:initial-creator>
    <dc:creator>HENRY COX</dc:creator>
    <meta:creation-date>2026-02-03T11:03:00Z</meta:creation-date>
    <dc:date>2026-02-03T12:01:00Z</dc:date>
    <meta:template xlink:href="Normal" xlink:type="simple"/>
    <meta:editing-cycles>4</meta:editing-cycles>
    <meta:editing-duration>PT3480S</meta:editing-duration>
    <meta:document-statistic meta:page-count="2" meta:paragraph-count="5" meta:word-count="377" meta:character-count="2526" meta:row-count="17" meta:non-whitespace-character-count="2154"/>
  </office:meta>
</office:document-meta>
</file>